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erif" fo:font-size="10pt" fo:font-style="normal" officeooo:rsid="0019be26" officeooo:paragraph-rsid="004f1c70" style:font-size-asian="10pt" style:font-style-asian="normal" style:font-size-complex="10pt" style:font-style-complex="normal"/>
    </style:style>
    <style:style style:name="P2" style:family="paragraph" style:parent-style-name="Standard">
      <style:text-properties style:font-name="DejaVu Serif" fo:font-size="10pt" fo:font-style="normal" officeooo:rsid="0019be26" officeooo:paragraph-rsid="0061298a" style:font-size-asian="10pt" style:font-style-asian="normal" style:font-size-complex="10pt" style:font-style-complex="normal"/>
    </style:style>
    <style:style style:name="P3" style:family="paragraph" style:parent-style-name="Standard">
      <style:text-properties style:font-name="DejaVu Serif" fo:font-size="10pt" fo:font-style="normal" officeooo:rsid="001a5cef" officeooo:paragraph-rsid="009dc573" style:font-size-asian="10pt" style:font-style-asian="normal" style:font-size-complex="10pt" style:font-style-complex="normal"/>
    </style:style>
    <style:style style:name="P4" style:family="paragraph" style:parent-style-name="Standard">
      <style:text-properties style:font-name="DejaVu Serif" fo:font-size="10pt" fo:font-style="normal" officeooo:rsid="001a5cef" officeooo:paragraph-rsid="00a0a967" style:font-size-asian="10pt" style:font-style-asian="normal" style:font-size-complex="10pt" style:font-style-complex="normal"/>
    </style:style>
    <style:style style:name="P5" style:family="paragraph" style:parent-style-name="Standard">
      <style:text-properties style:font-name="DejaVu Serif" fo:font-size="10pt" fo:font-style="normal" officeooo:rsid="001a5cef" officeooo:paragraph-rsid="009d1815" style:font-size-asian="10pt" style:font-style-asian="normal" style:font-size-complex="10pt" style:font-style-complex="normal"/>
    </style:style>
    <style:style style:name="P6" style:family="paragraph" style:parent-style-name="Standard">
      <style:text-properties style:font-name="DejaVu Serif" fo:font-size="10pt" fo:font-style="normal" officeooo:rsid="001c4189" officeooo:paragraph-rsid="005e4dd5" style:font-size-asian="10pt" style:font-style-asian="normal" style:font-size-complex="10pt" style:font-style-complex="normal"/>
    </style:style>
    <style:style style:name="P7" style:family="paragraph" style:parent-style-name="Standard">
      <style:text-properties style:font-name="DejaVu Serif" fo:font-size="10pt" fo:font-style="normal" officeooo:rsid="00a25265" officeooo:paragraph-rsid="00a25265" style:font-size-asian="8.75pt" style:font-style-asian="normal" style:font-size-complex="10pt" style:font-style-complex="normal"/>
    </style:style>
    <style:style style:name="P8" style:family="paragraph" style:parent-style-name="Standard">
      <style:text-properties style:font-name="DejaVu Serif" fo:font-size="10pt" fo:font-style="normal" officeooo:rsid="00a25265" officeooo:paragraph-rsid="00b4e6ad" style:font-size-asian="8.75pt" style:font-style-asian="normal" style:font-size-complex="10pt" style:font-style-complex="normal"/>
    </style:style>
    <style:style style:name="P9" style:family="paragraph" style:parent-style-name="Standard">
      <style:text-properties style:font-name="DejaVu Serif" fo:font-size="10pt" fo:font-style="normal" officeooo:rsid="00b4e6ad" officeooo:paragraph-rsid="00b4e6ad" style:font-size-asian="8.75pt" style:font-style-asian="normal" style:font-size-complex="10pt" style:font-style-complex="normal"/>
    </style:style>
    <style:style style:name="P10" style:family="paragraph" style:parent-style-name="Standard">
      <style:text-properties style:font-name="DejaVu Serif" fo:font-size="10pt" officeooo:rsid="0018c2bd" officeooo:paragraph-rsid="005c1751" style:font-size-asian="10pt" style:font-size-complex="10pt"/>
    </style:style>
    <style:style style:name="P11" style:family="paragraph" style:parent-style-name="Standard">
      <style:text-properties style:font-name="DejaVu Serif" fo:font-size="10pt" officeooo:rsid="0018c2bd" officeooo:paragraph-rsid="0068a615" style:font-size-asian="10pt" style:font-size-complex="10pt"/>
    </style:style>
    <style:style style:name="P12" style:family="paragraph" style:parent-style-name="Standard">
      <style:text-properties style:font-name="DejaVu Serif" fo:font-size="10pt" officeooo:rsid="0016cadd" officeooo:paragraph-rsid="009dc573" style:font-size-asian="10pt" style:font-size-complex="10pt"/>
    </style:style>
    <style:style style:name="P13" style:family="paragraph" style:parent-style-name="Standard">
      <style:text-properties style:font-name="DejaVu Serif" fo:font-size="10pt" officeooo:rsid="0016cadd" officeooo:paragraph-rsid="005fb127" style:font-size-asian="10pt" style:font-size-complex="10pt"/>
    </style:style>
    <style:style style:name="P14" style:family="paragraph" style:parent-style-name="Standard">
      <style:text-properties style:font-name="DejaVu Serif" fo:font-size="10pt" officeooo:rsid="0016cadd" officeooo:paragraph-rsid="00692645" style:font-size-asian="10pt" style:font-size-complex="10pt"/>
    </style:style>
    <style:style style:name="P15" style:family="paragraph" style:parent-style-name="Standard">
      <style:text-properties style:font-name="DejaVu Serif" fo:font-size="10pt" officeooo:rsid="00196239" officeooo:paragraph-rsid="005efec6" style:font-size-asian="10pt" style:font-size-complex="10pt"/>
    </style:style>
    <style:style style:name="P16" style:family="paragraph" style:parent-style-name="Standard">
      <style:text-properties style:font-name="DejaVu Serif" fo:font-size="10pt" fo:font-style="italic" officeooo:rsid="00196239" officeooo:paragraph-rsid="005c1751" style:font-size-asian="10pt" style:font-style-asian="italic" style:font-size-complex="10pt" style:font-style-complex="italic"/>
    </style:style>
    <style:style style:name="P17" style:family="paragraph" style:parent-style-name="Standard">
      <style:text-properties style:font-name="DejaVu Serif" fo:font-size="10pt" fo:font-style="italic" officeooo:rsid="001a5cef" officeooo:paragraph-rsid="009dc573" style:font-size-asian="10pt" style:font-style-asian="italic" style:font-size-complex="10pt" style:font-style-complex="italic"/>
    </style:style>
    <style:style style:name="P18" style:family="paragraph" style:parent-style-name="Standard">
      <style:text-properties style:font-name="DejaVu Serif" fo:font-size="12pt" fo:font-style="normal" officeooo:rsid="001d5274" officeooo:paragraph-rsid="0024fff0" style:font-size-asian="12pt" style:font-style-asian="normal" style:font-size-complex="12pt" style:font-style-complex="normal"/>
    </style:style>
    <style:style style:name="P19" style:family="paragraph" style:parent-style-name="Standard">
      <style:text-properties style:font-name="DejaVu Serif" fo:font-size="12pt" fo:font-style="normal" officeooo:rsid="00852ab8" officeooo:paragraph-rsid="00852ab8" style:font-size-asian="12pt" style:font-style-asian="normal" style:font-size-complex="12pt" style:font-style-complex="normal"/>
    </style:style>
    <style:style style:name="P20" style:family="paragraph" style:parent-style-name="Standard">
      <style:paragraph-properties fo:margin-left="0in" fo:margin-right="0in" fo:text-indent="0in" style:auto-text-indent="false"/>
      <style:text-properties style:font-name="DejaVu Serif" fo:font-size="10pt" style:text-underline-style="none" fo:font-weight="normal" officeooo:rsid="00269b62" officeooo:paragraph-rsid="00269b62" style:font-size-asian="10pt" style:font-weight-asian="normal" style:font-size-complex="10pt"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font-name="DejaVu Serif" fo:font-size="10pt" style:text-underline-style="none" fo:font-weight="normal" officeooo:rsid="00a25265" officeooo:paragraph-rsid="00ac6f1c" style:font-size-asian="10pt" style:font-weight-asian="normal" style:font-size-complex="10pt" style:font-weight-complex="normal"/>
    </style:style>
    <style:style style:name="P22" style:family="paragraph" style:parent-style-name="Standard">
      <style:paragraph-properties fo:margin-left="0in" fo:margin-right="0in" fo:text-indent="0in" style:auto-text-indent="false"/>
      <style:text-properties style:font-name="DejaVu Serif" fo:font-size="10pt" officeooo:rsid="00269b62" officeooo:paragraph-rsid="00269b62" style:font-size-asian="10pt" style:font-size-complex="10pt"/>
    </style:style>
    <style:style style:name="P23" style:family="paragraph" style:parent-style-name="Standard">
      <style:paragraph-properties fo:margin-left="0in" fo:margin-right="0in" fo:text-align="center" style:justify-single-word="false" fo:text-indent="0in" style:auto-text-indent="false"/>
      <style:text-properties style:font-name="DejaVu Serif" fo:font-size="8pt" fo:font-style="normal" style:text-underline-style="none" fo:font-weight="bold" officeooo:rsid="0086ace6" officeooo:paragraph-rsid="00a41198" style:font-size-asian="8pt" style:font-style-asian="normal" style:font-weight-asian="bold" style:font-size-complex="8pt" style:font-style-complex="normal" style:font-weight-complex="bold"/>
    </style:style>
    <style:style style:name="P24" style:family="paragraph" style:parent-style-name="Standard">
      <style:paragraph-properties fo:margin-left="0in" fo:margin-right="0in" fo:text-indent="0in" style:auto-text-indent="false"/>
      <style:text-properties style:font-name="DejaVu Serif" fo:font-size="12pt" fo:font-style="normal" style:text-underline-style="solid" style:text-underline-width="auto" style:text-underline-color="font-color" fo:font-weight="bold" officeooo:rsid="004f1c70" officeooo:paragraph-rsid="00269b62" style:font-size-asian="12pt" style:font-style-asian="normal" style:font-weight-asian="bold" style:font-size-complex="12pt" style:font-style-complex="normal" style:font-weight-complex="bold"/>
    </style:style>
    <style:style style:name="P25" style:family="paragraph" style:parent-style-name="Header">
      <style:paragraph-properties fo:text-align="center" style:justify-single-word="false"/>
      <style:text-properties style:font-name="DejaVu Serif" fo:font-size="12pt" fo:font-weight="bold" officeooo:rsid="001ff3cc" officeooo:paragraph-rsid="001ff3cc" style:font-size-asian="12pt" style:font-weight-asian="bold" style:font-size-complex="12pt" style:font-weight-complex="bold"/>
    </style:style>
    <style:style style:name="P26" style:family="paragraph" style:parent-style-name="Header">
      <style:paragraph-properties fo:text-align="center" style:justify-single-word="false"/>
      <style:text-properties style:font-name="DejaVu Serif" fo:font-size="12pt" fo:font-weight="bold" officeooo:rsid="00269b62" officeooo:paragraph-rsid="00269b62" style:font-size-asian="12pt" style:font-weight-asian="bold" style:font-size-complex="12pt" style:font-weight-complex="bold"/>
    </style:style>
    <style:style style:name="P27" style:family="paragraph" style:parent-style-name="Header">
      <style:paragraph-properties fo:text-align="center" style:justify-single-word="false"/>
      <style:text-properties style:font-name="DejaVu Serif" fo:font-size="10pt" fo:font-weight="normal" officeooo:rsid="0072e252" officeooo:paragraph-rsid="0072e252" style:font-size-asian="10pt" style:font-weight-asian="normal" style:font-size-complex="10pt" style:font-weight-complex="normal"/>
    </style:style>
    <style:style style:name="T1" style:family="text">
      <style:text-properties officeooo:rsid="008d187d"/>
    </style:style>
    <style:style style:name="T2" style:family="text">
      <style:text-properties officeooo:rsid="004b3df9"/>
    </style:style>
    <style:style style:name="T3" style:family="text">
      <style:text-properties officeooo:rsid="00522635"/>
    </style:style>
    <style:style style:name="T4" style:family="text">
      <style:text-properties officeooo:rsid="007d7237"/>
    </style:style>
    <style:style style:name="T5" style:family="text">
      <style:text-properties officeooo:rsid="0091b0a0"/>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4f1c70"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1c4189" style:font-style-asian="italic" style:font-style-complex="italic"/>
    </style:style>
    <style:style style:name="T10" style:family="text">
      <style:text-properties fo:font-style="italic" officeooo:rsid="001d5274" style:font-style-asian="italic" style:font-style-complex="italic"/>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4f1c70" style:font-weight-asian="bold" style:font-weight-complex="bold"/>
    </style:style>
    <style:style style:name="T13" style:family="text">
      <style:text-properties style:text-underline-style="solid" style:text-underline-width="auto" style:text-underline-color="font-color" fo:font-weight="bold" officeooo:rsid="0059ad9c" style:font-weight-asian="bold" style:font-weight-complex="bold"/>
    </style:style>
    <style:style style:name="T14" style:family="text">
      <style:text-properties officeooo:rsid="001d5274"/>
    </style:style>
    <style:style style:name="T15" style:family="text">
      <style:text-properties fo:font-style="normal" style:font-style-asian="normal" style:font-style-complex="normal"/>
    </style:style>
    <style:style style:name="T16" style:family="text">
      <style:text-properties fo:font-style="normal" officeooo:rsid="0020d26d" style:font-style-asian="normal" style:font-style-complex="normal"/>
    </style:style>
    <style:style style:name="T17" style:family="text">
      <style:text-properties fo:font-style="normal" officeooo:rsid="00269b62" style:font-style-asian="normal" style:font-style-complex="normal"/>
    </style:style>
    <style:style style:name="T18" style:family="text">
      <style:text-properties fo:font-style="normal" officeooo:rsid="001c4189" style:font-style-asian="normal" style:font-style-complex="normal"/>
    </style:style>
    <style:style style:name="T19" style:family="text">
      <style:text-properties fo:font-style="normal" officeooo:rsid="00219009" style:font-style-asian="normal" style:font-style-complex="normal"/>
    </style:style>
    <style:style style:name="T20" style:family="text">
      <style:text-properties fo:font-style="normal" officeooo:rsid="00371861" style:font-style-asian="normal" style:font-style-complex="normal"/>
    </style:style>
    <style:style style:name="T21" style:family="text">
      <style:text-properties fo:font-style="normal" officeooo:rsid="003afe18" style:font-style-asian="normal" style:font-style-complex="normal"/>
    </style:style>
    <style:style style:name="T22" style:family="text">
      <style:text-properties fo:font-style="normal" officeooo:rsid="0046284c" style:font-style-asian="normal" style:font-style-complex="normal"/>
    </style:style>
    <style:style style:name="T23" style:family="text">
      <style:text-properties fo:font-style="normal" officeooo:rsid="001d5274" style:font-style-asian="normal" style:font-style-complex="normal"/>
    </style:style>
    <style:style style:name="T24" style:family="text">
      <style:text-properties fo:font-style="normal" officeooo:rsid="00288e30" style:font-style-asian="normal" style:font-style-complex="normal"/>
    </style:style>
    <style:style style:name="T25" style:family="text">
      <style:text-properties fo:font-style="normal" officeooo:rsid="0054024b" style:font-style-asian="normal" style:font-style-complex="normal"/>
    </style:style>
    <style:style style:name="T26" style:family="text">
      <style:text-properties fo:font-style="normal" officeooo:rsid="005b8443" style:font-style-asian="normal" style:font-style-complex="normal"/>
    </style:style>
    <style:style style:name="T27" style:family="text">
      <style:text-properties fo:font-style="normal" officeooo:rsid="005efec6" style:font-style-asian="normal" style:font-style-complex="normal"/>
    </style:style>
    <style:style style:name="T28" style:family="text">
      <style:text-properties fo:font-style="normal" officeooo:rsid="00657d85" style:font-style-asian="normal" style:font-style-complex="normal"/>
    </style:style>
    <style:style style:name="T29" style:family="text">
      <style:text-properties fo:font-style="normal" officeooo:rsid="005fb127" style:font-style-asian="normal" style:font-style-complex="normal"/>
    </style:style>
    <style:style style:name="T30" style:family="text">
      <style:text-properties fo:font-style="normal" officeooo:rsid="00604b52" style:font-style-asian="normal" style:font-style-complex="normal"/>
    </style:style>
    <style:style style:name="T31" style:family="text">
      <style:text-properties officeooo:rsid="0020d26d"/>
    </style:style>
    <style:style style:name="T32" style:family="text">
      <style:text-properties officeooo:rsid="00219009"/>
    </style:style>
    <style:style style:name="T33" style:family="text">
      <style:text-properties officeooo:rsid="0054024b"/>
    </style:style>
    <style:style style:name="T34" style:family="text">
      <style:text-properties officeooo:rsid="008cada8"/>
    </style:style>
    <style:style style:name="T35" style:family="text">
      <style:text-properties officeooo:rsid="00955b29"/>
    </style:style>
    <style:style style:name="T36" style:family="text">
      <style:text-properties style:text-position="super 58%" fo:font-style="normal" officeooo:rsid="00961c1a" style:font-style-asian="normal" style:font-style-complex="normal"/>
    </style:style>
    <style:style style:name="T37" style:family="text">
      <style:text-properties style:text-position="super 58%" fo:font-style="normal" officeooo:rsid="0097a5ed" style:font-style-asian="normal" style:font-style-complex="normal"/>
    </style:style>
    <style:style style:name="T38" style:family="text">
      <style:text-properties style:text-position="super 58%" fo:font-style="normal" officeooo:rsid="009dc573" style:font-style-asian="normal" style:font-style-complex="normal"/>
    </style:style>
    <style:style style:name="T39" style:family="text">
      <style:text-properties style:text-position="super 58%" officeooo:rsid="00961c1a"/>
    </style:style>
    <style:style style:name="T40" style:family="text">
      <style:text-properties style:text-position="super 58%" officeooo:rsid="0097a5ed"/>
    </style:style>
    <style:style style:name="T41" style:family="text">
      <style:text-properties style:text-position="super 58%" officeooo:rsid="009dc573"/>
    </style:style>
    <style:style style:name="T42" style:family="text">
      <style:text-properties style:text-position="super 58%" officeooo:rsid="00a0a967"/>
    </style:style>
    <style:style style:name="T43" style:family="text">
      <style:text-properties officeooo:rsid="00a29abd"/>
    </style:style>
    <style:style style:name="T44" style:family="text">
      <style:text-properties officeooo:rsid="00a2b906"/>
    </style:style>
    <style:style style:name="T45" style:family="text">
      <style:text-properties officeooo:rsid="00a41198"/>
    </style:style>
    <style:style style:name="T46" style:family="text">
      <style:text-properties officeooo:rsid="00a6cdf5"/>
    </style:style>
    <style:style style:name="T47" style:family="text">
      <style:text-properties officeooo:rsid="00b4e6ad"/>
    </style:style>
    <style:style style:name="T48" style:family="text">
      <style:text-properties officeooo:rsid="00b9ca22"/>
    </style:style>
    <style:style style:name="T49" style:family="text">
      <style:text-properties officeooo:rsid="00bb9d3e"/>
    </style:style>
    <style:style style:name="fr1" style:family="graphic" style:parent-style-name="Frame">
      <style:graphic-properties style:vertical-pos="top" style:vertical-rel="paragraph" style:horizontal-pos="from-left" style:horizontal-rel="paragraph"/>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he Westminster Dictionary of the Bible”, <text:span text:style-name="T44">B</text:span>y: John D. Davis, <text:span text:style-name="T44">Revised by: Henry S. Gehman,</text:span> The Westminster Press, 1944; and “The New Westminster Dictionary of the Bible”, <text:span text:style-name="T44">Edited by:</text:span> <text:span text:style-name="T43">Henry S. Gehman, The Westminster Press, 1970 were chosen as the primary pronunciation references for the BibleVox project. These works are remarkable in their comprehensive word content and specific and consistent application of pronunciation diacritical markup. They employ the diacritical symbols from the “Webster’s New International Dictionary of the English Language”, Second Edition, 1934. The exactitude of the diacritical markup was of paramount significance in the diction achieved with the CMU Festival speech engine.</text:span></text:p>
      <text:p text:style-name="P20"/>
      <text:p text:style-name="P23">Table 1: <text:span text:style-name="T34">BibleVox Implementation of Webster (1934) Vowel </text:span>Diacritical <text:span text:style-name="T35">Symbols</text:span></text:p>
      <text:p text:style-name="P20"><draw:frame draw:style-name="fr1" draw:name="Frame1" text:anchor-type="paragraph" svg:x="0.3035in" svg:width="6.3189in" draw:z-index="0"><draw:text-box fo:min-height="2.8661in"><text:p text:style-name="P22"><text:span text:style-name="T11">Sym</text:span><text:tab/><text:span text:style-name="T11">Example</text:span><text:tab/><text:span text:style-name="T13">IPA</text:span><text:tab/><text:span text:style-name="T11">SndSpell</text:span><text:span text:style-name="T6"><text:tab/><text:tab/></text:span><text:span text:style-name="T12">Sym</text:span><text:span text:style-name="T7"><text:tab/></text:span><text:span text:style-name="T12">Example</text:span><text:span text:style-name="T7"><text:tab/></text:span><text:span text:style-name="T13">IPA</text:span><text:span text:style-name="T7"><text:tab/></text:span><text:span text:style-name="T12">SndSpell</text:span></text:p><text:p text:style-name="P10"><text:span text:style-name="T15">ā<text:tab/></text:span><text:span text:style-name="T16">f</text:span><text:span text:style-name="T15">ā</text:span><text:span text:style-name="T16">te<text:tab/><text:tab/></text:span><text:span text:style-name="T26">eɪ</text:span><text:span text:style-name="T16"><text:tab/></text:span><text:span text:style-name="T17">ay<text:tab/><text:tab/><text:tab/></text:span><text:span text:style-name="T9">ĭ</text:span><text:span text:style-name="T18"><text:tab/></text:span><text:span text:style-name="T19">char’</text:span><text:span text:style-name="T9">ĭ</text:span><text:span text:style-name="T18">-</text:span><text:span text:style-name="T19">ty<text:tab/></text:span><text:span text:style-name="T26">ə</text:span><text:span text:style-name="T19"><text:tab/></text:span><text:span text:style-name="T20">uh</text:span></text:p><text:p text:style-name="P11"><text:span text:style-name="T25">a̐ </text:span><text:span text:style-name="T38">(1)</text:span><text:span text:style-name="T15"><text:tab/></text:span><text:span text:style-name="T16">v</text:span><text:span text:style-name="T25">a̐</text:span><text:span text:style-name="T16">-ca’tion<text:tab/></text:span><text:span text:style-name="T26">ə, eɪ</text:span><text:span text:style-name="T16"><text:tab/></text:span><text:span text:style-name="T21">uh</text:span><text:span text:style-name="T20">, </text:span><text:span text:style-name="T21">ay </text:span><text:span text:style-name="T36">(</text:span><text:span text:style-name="T38">3</text:span><text:span text:style-name="T36">)</text:span><text:span text:style-name="T21"> <text:tab/><text:tab/></text:span><text:span text:style-name="T18">ō<text:tab/></text:span><text:span text:style-name="T19">n</text:span><text:span text:style-name="T18">ō</text:span><text:span text:style-name="T19">te<text:tab/><text:tab/></text:span><text:span text:style-name="T27">oʊ</text:span><text:span text:style-name="T19"><text:tab/></text:span><text:span text:style-name="T17">oh</text:span></text:p><text:p text:style-name="P12">â<text:tab/><text:span text:style-name="T31">c</text:span>â<text:span text:style-name="T31">re<text:tab/><text:tab/>ɛr<text:tab/>ehr<text:tab/><text:tab/><text:tab/>o̐ </text:span><text:span text:style-name="T38">(1)</text:span><text:span text:style-name="T18"><text:tab/></text:span><text:span text:style-name="T16">o̐</text:span><text:span text:style-name="T19">-bey’<text:tab/><text:tab/></text:span><text:span text:style-name="T26">ə, </text:span><text:span text:style-name="T27">oʊ</text:span><text:span text:style-name="T19"><text:tab/></text:span><text:span text:style-name="T20">u</text:span><text:span text:style-name="T17">h, </text:span><text:span text:style-name="T21">oh </text:span><text:span text:style-name="T37">(</text:span><text:span text:style-name="T38">5</text:span><text:span text:style-name="T37">)</text:span></text:p><text:p text:style-name="P13">ă<text:tab/>ă<text:span text:style-name="T31">dd<text:tab/><text:tab/>æ<text:tab/>a<text:tab/><text:tab/><text:tab/></text:span><text:span text:style-name="T18">ô<text:tab/>ô</text:span><text:span text:style-name="T19">rb<text:tab/><text:tab/></text:span><text:span text:style-name="T16">ɔ</text:span><text:span text:style-name="T19">, </text:span><text:span text:style-name="T16">ɔ</text:span><text:span text:style-name="T29">r</text:span><text:span text:style-name="T19"><text:tab/></text:span><text:span text:style-name="T22">ao, </text:span><text:span text:style-name="T17">ohr </text:span><text:span text:style-name="T37">(</text:span><text:span text:style-name="T38">6</text:span><text:span text:style-name="T37">)</text:span></text:p><text:p text:style-name="P16">ɑ̆<text:span text:style-name="T15"><text:tab/></text:span><text:span text:style-name="T16">in’f</text:span>ɑ̆<text:span text:style-name="T16">nt<text:tab/><text:tab/></text:span><text:span text:style-name="T26">ə</text:span><text:span text:style-name="T16"><text:tab/></text:span><text:span text:style-name="T17">uh<text:tab/><text:tab/><text:tab/></text:span><text:span text:style-name="T18">ŏ<text:tab/>ŏ</text:span><text:span text:style-name="T19">dd<text:tab/><text:tab/></text:span><text:span text:style-name="T30">ɑ</text:span><text:span text:style-name="T19"><text:tab/></text:span><text:span text:style-name="T17">o</text:span></text:p><text:p text:style-name="P12">ä<text:tab/>ä<text:span text:style-name="T31">rm<text:tab/><text:tab/>ɑr<text:tab/>ahr<text:tab/><text:tab/><text:tab/>o̊ </text:span><text:span text:style-name="T38">(2)</text:span><text:span text:style-name="T18"><text:tab/></text:span><text:span text:style-name="T19">s</text:span><text:span text:style-name="T16">o̊</text:span><text:span text:style-name="T19">ft<text:tab/><text:tab/></text:span><text:span text:style-name="T16">ɔ</text:span><text:span text:style-name="T19"><text:tab/></text:span><text:span text:style-name="T20">a</text:span><text:span text:style-name="T17">o</text:span></text:p><text:p text:style-name="P14">ȧ<text:tab/>ȧ<text:span text:style-name="T31">sk<text:tab/><text:tab/>ɑ<text:tab/>ah<text:tab/><text:tab/><text:tab/></text:span><text:span text:style-name="T9">ŏ</text:span><text:span text:style-name="T18"><text:tab/></text:span><text:span text:style-name="T19">c</text:span><text:span text:style-name="T9">ŏ</text:span><text:span text:style-name="T19">n-nect’<text:tab/></text:span><text:span text:style-name="T26">ə</text:span><text:span text:style-name="T19"><text:tab/></text:span><text:span text:style-name="T17">uh</text:span></text:p><text:p text:style-name="P15"><text:span text:style-name="T8">ɑ̇</text:span><text:span text:style-name="T15"><text:tab/></text:span><text:span text:style-name="T16">so’f</text:span><text:span text:style-name="T8">ɑ̇</text:span><text:span text:style-name="T15"><text:tab/><text:tab/></text:span><text:span text:style-name="T26">ə</text:span><text:span text:style-name="T15"><text:tab/></text:span><text:span text:style-name="T17">uh<text:tab/><text:tab/><text:tab/></text:span><text:span text:style-name="T18">oi<text:tab/></text:span><text:span text:style-name="T19">oil<text:tab/><text:tab/></text:span><text:span text:style-name="T16">ɔ</text:span><text:span text:style-name="T25">ɪ</text:span><text:span text:style-name="T19"><text:tab/></text:span><text:span text:style-name="T17">oy</text:span></text:p><text:p text:style-name="P1">ē<text:tab/><text:span text:style-name="T32">m</text:span>ē<text:span text:style-name="T32">te<text:tab/><text:tab/>i:<text:tab/>ee<text:tab/><text:tab/><text:tab/>o͞o<text:tab/>mo͞on<text:tab/><text:tab/>u<text:tab/>oo</text:span></text:p><text:p text:style-name="P2">ę̄<text:tab/><text:span text:style-name="T32">h</text:span>ę̄<text:span text:style-name="T32">re<text:tab/><text:tab/>ɪr<text:tab/>ihr<text:tab/><text:tab/><text:tab/>o͝o<text:tab/>bo͝ok<text:tab/><text:tab/>ʊ<text:tab/>uu</text:span></text:p><text:p text:style-name="P3"><text:span text:style-name="T33">e̐ </text:span><text:span text:style-name="T41">(1)</text:span><text:tab/><text:span text:style-name="T33">e̐-vent’<text:tab/><text:tab/>ɪ, i:<text:tab/>i, ee </text:span><text:span text:style-name="T39">(</text:span><text:span text:style-name="T41">4</text:span><text:span text:style-name="T39">)<text:tab/></text:span><text:span text:style-name="T33"><text:tab/><text:tab/>ou<text:tab/>out<text:tab/><text:tab/>aʊ<text:tab/>ow</text:span></text:p><text:p text:style-name="P4">ĕ<text:tab/><text:span text:style-name="T32">m</text:span>ĕ<text:span text:style-name="T32">t<text:tab/><text:tab/>ɛ<text:tab/>e<text:tab/><text:tab/><text:tab/>ū<text:tab/>cūbe<text:tab/><text:tab/>ju, u<text:tab/>yoo, oo </text:span><text:span text:style-name="T40">(</text:span><text:span text:style-name="T42">7</text:span><text:span text:style-name="T40">)</text:span></text:p><text:p text:style-name="P17">ĕ<text:span text:style-name="T15"><text:tab/></text:span><text:span text:style-name="T19">si’l</text:span>ĕ<text:span text:style-name="T19">nt<text:tab/><text:tab/></text:span><text:span text:style-name="T26">ə</text:span><text:span text:style-name="T19"><text:tab/></text:span><text:span text:style-name="T17">uh<text:tab/><text:tab/><text:tab/></text:span><text:span text:style-name="T25">u̐ </text:span><text:span text:style-name="T38">(1)</text:span><text:span text:style-name="T23"><text:tab/></text:span><text:span text:style-name="T25">u̐</text:span><text:span text:style-name="T19">-nite’<text:tab/><text:tab/></text:span><text:span text:style-name="T28">ju</text:span><text:span text:style-name="T19"><text:tab/></text:span><text:span text:style-name="T24">yoo</text:span></text:p><text:p text:style-name="P5">ẽ<text:tab/><text:span text:style-name="T32">mak’</text:span>ẽ<text:span text:style-name="T32">r<text:tab/><text:tab/>ɝ<text:tab/>uhr<text:tab/><text:tab/><text:tab/>û<text:tab/>ûrn<text:tab/><text:tab/>ɝ<text:tab/>uhr</text:span></text:p><text:p text:style-name="P6">ī<text:tab/>ī<text:span text:style-name="T32">ce<text:tab/><text:tab/>aɪ<text:tab/>iy<text:tab/><text:tab/><text:tab/>ŭ<text:tab/>ŭp<text:tab/><text:tab/>ᴧ<text:tab/>u</text:span></text:p><text:p text:style-name="P6">ĭ<text:tab/>ĭ<text:span text:style-name="T32">ll<text:tab/><text:tab/>ɪ, i:<text:tab/>i, ee </text:span><text:span text:style-name="T40">(</text:span><text:span text:style-name="T41">4</text:span><text:span text:style-name="T40">)</text:span><text:span text:style-name="T33"><text:tab/><text:tab/><text:tab/></text:span><text:span text:style-name="T10">ŭ</text:span><text:span text:style-name="T14"><text:tab/>cir’c</text:span><text:span text:style-name="T10">ŭ</text:span><text:span text:style-name="T32">s<text:tab/><text:tab/>ə<text:tab/>uh</text:span></text:p></draw:text-box></draw:frame></text:p>
      <text:p text:style-name="P20"/>
      <text:p text:style-name="P20"/>
      <text:p text:style-name="P24"><text:bookmark-start text:name="__DdeLink__444_2125124501"/></text:p>
      <text:p text:style-name="P18"><text:bookmark-end text:name="__DdeLink__444_2125124501"/></text:p>
      <text:p text:style-name="P18"/>
      <text:p text:style-name="P18"/>
      <text:p text:style-name="P18"/>
      <text:p text:style-name="P18"/>
      <text:p text:style-name="P18"/>
      <text:p text:style-name="P18"/>
      <text:p text:style-name="P18"/>
      <text:p text:style-name="P18"/>
      <text:p text:style-name="P8"><text:span text:style-name="T47"><text:s/></text:span></text:p>
      <text:p text:style-name="P8"/>
      <text:p text:style-name="P8"/>
      <text:p text:style-name="P8"/>
      <text:p text:style-name="P8"/>
      <text:p text:style-name="P8"><text:span text:style-name="T47">(1), (2) The symbol differs slightly from Webster’s, which is not available in the DejaVu font</text:span>.</text:p>
      <text:p text:style-name="P7"/>
      <text:p text:style-name="P9">(3) </text:p>
      <text:p text:style-name="P7"/>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erif" fo:font-size="12pt" fo:font-weight="bold" officeooo:rsid="001ff3cc" officeooo:paragraph-rsid="001ff3cc"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DejaVu Serif" fo:font-size="12pt" fo:font-weight="bold" officeooo:rsid="00269b62" officeooo:paragraph-rsid="00269b62" style:font-size-asian="12pt" style:font-weight-asian="bold" style:font-size-complex="12pt" style:font-weight-complex="bold"/>
    </style:style>
    <style:style style:name="MP3" style:family="paragraph" style:parent-style-name="Header">
      <style:paragraph-properties fo:text-align="center" style:justify-single-word="false"/>
      <style:text-properties style:font-name="DejaVu Serif" fo:font-size="10pt" fo:font-weight="normal" officeooo:rsid="0072e252" officeooo:paragraph-rsid="0072e252" style:font-size-asian="10pt" style:font-weight-asian="normal" style:font-size-complex="10pt" style:font-weight-complex="normal"/>
    </style:style>
    <style:style style:name="MT1" style:family="text">
      <style:text-properties officeooo:rsid="008d187d"/>
    </style:style>
    <style:style style:name="MT2" style:family="text">
      <style:text-properties officeooo:rsid="004b3df9"/>
    </style:style>
    <style:style style:name="MT3" style:family="text">
      <style:text-properties officeooo:rsid="00522635"/>
    </style:style>
    <style:style style:name="MT4" style:family="text">
      <style:text-properties officeooo:rsid="00a6cdf5"/>
    </style:style>
    <style:style style:name="MT5" style:family="text">
      <style:text-properties officeooo:rsid="00bb9d3e"/>
    </style:style>
    <style:style style:name="MT6" style:family="text">
      <style:text-properties officeooo:rsid="00a411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BibleVox Implementation of Webster’s (1934) Vowel Diacritical Markup</text:span></text:p>
        <text:p text:style-name="MP2">(<text:span text:style-name="MT2">By: MEAdams, Version:</text:span> 201<text:span text:style-name="MT3">7</text:span>-0<text:span text:style-name="MT3">5</text:span>-<text:span text:style-name="MT3">04</text:span>)</text:p>
        <text:p text:style-name="MP3">Note: <text:span text:style-name="MT4">This document</text:span> <text:span text:style-name="MT5">requires</text:span> DejaVu S<text:span text:style-name="MT6">erif</text:span> fon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09:27:26.437970270</meta:creation-date>
    <dc:date>2017-05-04T11:23:37.822403082</dc:date>
    <meta:editing-duration>PT6H35M9S</meta:editing-duration>
    <meta:editing-cycles>127</meta:editing-cycles>
    <meta:generator>LibreOffice/5.1.6.2$Linux_X86_64 LibreOffice_project/10m0$Build-2</meta:generator>
    <meta:print-date>2017-05-04T10:53:14.010487346</meta:print-date>
    <meta:document-statistic meta:table-count="0" meta:image-count="0" meta:object-count="0" meta:page-count="1" meta:paragraph-count="25" meta:word-count="308" meta:character-count="1644" meta:non-whitespace-character-count="1296"/>
  </office:meta>
</office:document-meta>
</file>